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Heading_20_1">
      <style:text-properties fo:language="it" fo:country="IT"/>
    </style:style>
    <style:style style:name="P3" style:family="paragraph" style:parent-style-name="Standard" style:list-style-name="L1">
      <style:text-properties fo:language="it" fo:country="I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struzioni</text:h>
      <text:p text:style-name="P1">È possibile utilizzare ImageVeil con il mouse o con dispositivi con touchscreen usando le dita.</text:p>
      <text:p text:style-name="P1"/>
      <text:list xml:id="list2451649173" text:style-name="L1">
        <text:list-item>
          <text:p text:style-name="P3">Seleziona l'area tratteggiata e seleziona un file nella seguente finestra di dialogo o trascina un file immagine sull’area (al momento supportiamo solo file JPEG).</text:p>
        </text:list-item>
        <text:list-item>
          <text:p text:style-name="P3">Fai clic o tocca l'immagine di anteprima per aggiungere una o più aree sfumate. Puoi rimpicciolire o ingradire queste ultime, cosí come spostarle al centro dell'area e cancellarle con il pulsante "X" nell'angolo in alto a destra dell'area.</text:p>
        </text:list-item>
        <text:list-item>
          <text:p text:style-name="P3">(Opzionale) Nell'angolo in alto a sinistra è ora possibile aprire la finestra di dialogo “Opzioni”. Qui puoi, per esempio, scegli il tipo di sfumatura o attivare e disattivare le opzioni di anonimizzazione. Le opzioni selezionate automaticamente sono sicure!</text:p>
        </text:list-item>
        <text:list-item>
          <text:p text:style-name="P3">Seleziona il pulsante "Anonimizza!" per avviare il processo di anonimizzazione. L'immagine verrà caricata e modificata sul nostro server.</text:p>
        </text:list-item>
        <text:list-item>
          <text:p text:style-name="P3"><office:annotation office:name="__Annotation__177_493844183"><dc:creator>Unknown Author</dc:creator><dc:date>2019-02-09T13:38:46.284000000</dc:date><text:p text:style-name="P4"><text:span text:style-name="T1">This is deprecated, see English translation</text:span></text:p></office:annotation>Al termine del processo di modifica, verrà visualizzata l'immagine anonimizzata. Per salvarla, puoi fare clic con il tasto destro su di essa e scegliere "Salva immagine con nome ..." o tenere premuta l'immagine con il dito e salvarla sul dispositivo.<office:annotation-end office:name="__Annotation__177_49384418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13:31.019000000</meta:creation-date>
    <dc:date>2019-02-09T13:39:00.502000000</dc:date>
    <meta:editing-duration>PT1M2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7" meta:word-count="179" meta:character-count="1162" meta:non-whitespace-character-count="995"/>
  </office:meta>
</office:document-meta>
</file>